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0ce" officeooo:paragraph-rsid="000260ce"/>
    </style:style>
    <style:style style:name="T1" style:family="text">
      <style:text-properties officeooo:rsid="0003c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<text:span text:style-name="T1">Linux commands</text:span></text:p>
      <text:p text:style-name="P1">student@dl-26:~$ date</text:p>
      <text:p text:style-name="P1">Thursday 09 January 2025 11:15:06 AM IST</text:p>
      <text:p text:style-name="P1">student@dl-26:~$ date +%mo</text:p>
      <text:p text:style-name="P1">01o</text:p>
      <text:p text:style-name="P1">student@dl-26:~$ date +%h</text:p>
      <text:p text:style-name="P1">Jan</text:p>
      <text:p text:style-name="P1">student@dl-26:~$ date +%dh</text:p>
      <text:p text:style-name="P1">09h</text:p>
      <text:p text:style-name="P1">student@dl-26:~$ date +%y</text:p>
      <text:p text:style-name="P1">25</text:p>
      <text:p text:style-name="P1">student@dl-26:~$ date +%H</text:p>
      <text:p text:style-name="P1">11</text:p>
      <text:p text:style-name="P1">student@dl-26:~$ date +%M</text:p>
      <text:p text:style-name="P1">15</text:p>
      <text:p text:style-name="P1">student@dl-26:~$ date +%S</text:p>
      <text:p text:style-name="P1">51</text:p>
      <text:p text:style-name="P1">student@dl-26:~$ cal</text:p>
      <text:p text:style-name="P1"><text:s text:c="4"/>January 2025 <text:s text:c="5"/></text:p>
      <text:p text:style-name="P1">Su Mo Tu We Th Fr Sa <text:s/></text:p>
      <text:p text:style-name="P1"><text:s text:c="10"/>1 <text:s/>2 <text:s/>3 <text:s/>4 <text:s/></text:p>
      <text:p text:style-name="P1"><text:s/>5 <text:s/>6 <text:s/>7 <text:s/>8 <text:s/>9 10 11 <text:s/></text:p>
      <text:p text:style-name="P1">12 13 14 15 16 17 18 <text:s/></text:p>
      <text:p text:style-name="P1">19 20 21 22 23 24 25 <text:s/></text:p>
      <text:p text:style-name="P1">26 27 28 29 30 31 <text:s text:c="4"/></text:p>
      <text:p text:style-name="P1"><text:s text:c="22"/></text:p>
      <text:p text:style-name="P1">student@dl-26:~$ echo "text"</text:p>
      <text:p text:style-name="P1">text</text:p>
      <text:p text:style-name="P1">student@dl-26:~$ ls</text:p>
      <text:p text:style-name="P1">'=0' <text:s text:c="2"/>a.out <text:s text:c="10"/>Desktop <text:s text:c="4"/>Downloads <text:s text:c="5"/>google-chrome-stable_current_amd64.deb <text:s text:c="2"/>mysql-apt-config_0.8.30-1_all.deb <text:s text:c="2"/>oddoreven.sh <text:s text:c="3"/>Pictures <text:s text:c="2"/>santiago <text:s text:c="2"/>sumofdigit.sh <text:s text:c="3"/>Templates</text:p>
      <text:p text:style-name="P1"><text:s/>0 <text:s text:c="4"/>calculator.sh <text:s text:c="2"/>Documents <text:s text:c="2"/>factorial.sh <text:s text:c="2"/>Music <text:s text:c="35"/>num.txt <text:s text:c="28"/>palindrome.sh <text:s text:c="2"/>Public <text:s text:c="4"/>snap <text:s text:c="6"/>sumofdigits.sh <text:s text:c="2"/>Videos</text:p>
      <text:p text:style-name="P1">student@dl-26:~$ ls -l</text:p>
      <text:p text:style-name="P1">total 108880</text:p>
      <text:p text:style-name="P1">-rw-rw-r-- 1 student student <text:s text:c="8"/>0 Dec 30 10:35 '=0'</text:p>
      <text:p text:style-name="P1">-rw-rw-r-- 1 student student <text:s text:c="8"/>0 Dec 30 10:36 <text:s/>0</text:p>
      <text:p text:style-name="P1">-rwxrwxr-x 1 student student <text:s text:c="4"/>16224 Nov <text:s/>6 10:31 <text:s/>a.out</text:p>
      <text:p text:style-name="P1">-rwxrwxr-x 1 student student <text:s text:c="6"/>359 Dec 30 12:23 <text:s/>calculator.sh</text:p>
      <text:p text:style-name="P1">drwxr-xr-x 2 student student <text:s text:c="5"/>4096 Oct 30 11:46 <text:s/>Desktop</text:p>
      <text:p text:style-name="P1">drwxr-xr-x 2 student student <text:s text:c="5"/>4096 Dec 30 12:26 <text:s/>Documents</text:p>
      <text:p text:style-name="P1">drwxr-xr-x 2 student student <text:s text:c="5"/>4096 Dec 30 12:22 <text:s/>Downloads</text:p>
      <text:p text:style-name="P1">-rwxrwxr-x 1 student student <text:s text:c="6"/>118 Dec 30 11:49 <text:s/>factorial.sh</text:p>
      <text:p text:style-name="P1">-rw-r--r-- 1 root <text:s text:c="3"/>root <text:s text:c="3"/>111384404 Oct 29 06:24 <text:s/>google-chrome-stable_current_amd64.deb</text:p>
      <text:p text:style-name="P1">drwxr-xr-x 2 student student <text:s text:c="5"/>4096 Oct 30 21:51 <text:s/>Music</text:p>
      <text:p text:style-name="P1">-rw-r--r-- 1 root <text:s text:c="3"/>root <text:s text:c="7"/>18200 Apr 23 <text:s/>2024 <text:s/>mysql-apt-config_0.8.30-1_all.deb</text:p>
      <text:p text:style-name="P1">-rw-rw-r-- 1 student student <text:s text:c="6"/>118 Jan <text:s/>9 10:50 <text:s/>num.txt</text:p>
      <text:p text:style-name="P1">-rwxrwxr-x 1 student student <text:s text:c="6"/>112 Dec 30 11:34 <text:s/>oddoreven.sh</text:p>
      <text:p text:style-name="P1">-rwxrwxr-x 1 student student <text:s text:c="6"/>259 Dec 30 12:21 <text:s/>palindrome.sh</text:p>
      <text:p text:style-name="P1">drwxr-xr-x 3 student student <text:s text:c="5"/>4096 Nov <text:s/>4 09:29 <text:s/>Pictures</text:p>
      <text:p text:style-name="P1">drwxr-xr-x 2 student student <text:s text:c="5"/>4096 Oct 30 21:51 <text:s/>Public</text:p>
      <text:p text:style-name="P1">drwxrwxr-x 3 student student <text:s text:c="5"/>4096 Jan <text:s/>4 11:43 <text:s/>santiago</text:p>
      <text:p text:style-name="P1"><text:soft-page-break/>drwx------ 6 student student <text:s text:c="5"/>4096 Oct 30 11:47 <text:s/>snap</text:p>
      <text:p text:style-name="P1">-rwxrwxr-x 1 student student <text:s text:c="6"/>138 Dec 30 11:06 <text:s/>sumofdigit.sh</text:p>
      <text:p text:style-name="P1">-rwxrwxr-x 1 student student <text:s text:c="6"/>138 Dec 30 11:09 <text:s/>sumofdigits.sh</text:p>
      <text:p text:style-name="P1">drwxr-xr-x 2 student student <text:s text:c="5"/>4096 Oct 30 21:51 <text:s/>Templates</text:p>
      <text:p text:style-name="P1">drwxr-xr-x 2 student student <text:s text:c="5"/>4096 Oct 30 21:51 <text:s/>Videos</text:p>
      <text:p text:style-name="P1">student@dl-26:~$ ls -t</text:p>
      <text:p text:style-name="P1"><text:s/>num.txt <text:s text:c="3"/>Documents <text:s text:c="6"/>Downloads <text:s text:c="6"/>factorial.sh <text:s text:c="2"/>sumofdigits.sh <text:s text:c="2"/>0 <text:s text:c="4"/>a.out <text:s text:c="5"/>Music <text:s text:c="3"/>Templates <text:s text:c="2"/>snap <text:s text:c="5"/>google-chrome-stable_current_amd64.deb</text:p>
      <text:p text:style-name="P1"><text:s/>santiago <text:s text:c="2"/>calculator.sh <text:s text:c="2"/>palindrome.sh <text:s text:c="2"/>oddoreven.sh <text:s text:c="2"/>sumofdigit.sh <text:s text:c="2"/>'=0' <text:s text:c="2"/>Pictures <text:s text:c="2"/>Public <text:s text:c="2"/>Videos <text:s text:c="5"/>Desktop <text:s text:c="2"/>mysql-apt-config_0.8.30-1_all.deb</text:p>
      <text:p text:style-name="P1">student@dl-26:~$ ls -u</text:p>
      <text:p text:style-name="P1"><text:s/>Templates <text:s text:c="2"/>Music <text:s text:c="5"/>Desktop <text:s text:c="4"/>Downloads <text:s text:c="5"/>num.txt <text:s text:c="2"/>Public <text:s text:c="4"/>calculator.sh <text:s text:c="2"/>oddoreven.sh <text:s text:c="4"/>sumofdigit.sh <text:s/>'=0' <text:s text:c="4"/>mysql-apt-config_0.8.30-1_all.deb</text:p>
      <text:p text:style-name="P1"><text:s/>Videos <text:s text:c="5"/>Pictures <text:s text:c="2"/>Documents <text:s text:c="2"/>factorial.sh <text:s text:c="2"/>snap <text:s text:c="5"/>santiago <text:s text:c="2"/>palindrome.sh <text:s text:c="2"/>sumofdigits.sh <text:s text:c="2"/>0 <text:s text:c="14"/>a.out <text:s text:c="2"/>google-chrome-stable_current_amd64.deb</text:p>
      <text:p text:style-name="P1">student@dl-26:~$ ls -s</text:p>
      <text:p text:style-name="P1">total 108880</text:p>
      <text:p text:style-name="P1"><text:s text:c="5"/>0 '=0' <text:s text:c="16"/>4 <text:s/>Desktop <text:s text:c="6"/>108776 <text:s/>google-chrome-stable_current_amd64.deb <text:s text:c="6"/>4 <text:s/>oddoreven.sh <text:s text:c="7"/>4 <text:s/>santiago <text:s text:c="12"/>4 <text:s/>Templates</text:p>
      <text:p text:style-name="P1"><text:s text:c="5"/>0 <text:s/>0 <text:s text:c="18"/>4 <text:s/>Documents <text:s text:c="9"/>4 <text:s/>Music <text:s text:c="39"/>4 <text:s/>palindrome.sh <text:s text:c="6"/>4 <text:s/>snap <text:s text:c="16"/>4 <text:s/>Videos</text:p>
      <text:p text:style-name="P1"><text:s text:c="4"/>16 <text:s/>a.out <text:s text:c="14"/>4 <text:s/>Downloads <text:s text:c="8"/>20 <text:s/>mysql-apt-config_0.8.30-1_all.deb <text:s text:c="11"/>4 <text:s/>Pictures <text:s text:c="11"/>4 <text:s/>sumofdigit.sh</text:p>
      <text:p text:style-name="P1"><text:s text:c="5"/>4 <text:s/>calculator.sh <text:s text:c="6"/>4 <text:s/>factorial.sh <text:s text:c="6"/>4 <text:s/>num.txt <text:s text:c="37"/>4 <text:s/>Public <text:s text:c="13"/>4 <text:s/>sumofdigits.sh</text:p>
      <text:p text:style-name="P1">student@dl-26:~$ ls -r</text:p>
      <text:p text:style-name="P1"><text:s/>Videos <text:s text:c="5"/>sumofdigits.sh <text:s text:c="2"/>snap <text:s text:c="6"/>Public <text:s text:c="4"/>palindrome.sh <text:s text:c="2"/>num.txt <text:s text:c="28"/>Music <text:s text:c="35"/>factorial.sh <text:s text:c="2"/>Documents <text:s text:c="2"/>calculator.sh <text:s text:c="2"/>0</text:p>
      <text:p text:style-name="P1"><text:s/>Templates <text:s text:c="2"/>sumofdigit.sh <text:s text:c="3"/>santiago <text:s text:c="2"/>Pictures <text:s text:c="2"/>oddoreven.sh <text:s text:c="3"/>mysql-apt-config_0.8.30-1_all.deb <text:s text:c="2"/>google-chrome-stable_current_amd64.deb <text:s text:c="2"/>Downloads <text:s text:c="5"/>Desktop <text:s text:c="4"/>a.out <text:s text:c="9"/>'=0'</text:p>
      <text:p text:style-name="P1">student@dl-26:~$ ls -f</text:p>
      <text:p text:style-name="P1"><text:s/>palindrome.sh <text:s text:c="2"/>num.txt <text:s text:c="2"/>.bash_history <text:s text:c="3"/>Downloads <text:s text:c="2"/>.java <text:s text:c="6"/>sumofdigit.sh <text:s text:c="27"/>factorial.sh <text:s text:c="15"/>.bash_logout <text:s text:c="2"/>0 <text:s text:c="15"/>mysql-apt-config_0.8.30-1_all.deb</text:p>
      <text:p text:style-name="P1"><text:s/>.cache <text:s text:c="9"/>.pki <text:s text:c="5"/>.mysql_history <text:s text:c="2"/>.lesshst <text:s text:c="3"/>Templates <text:s text:c="2"/>Music <text:s text:c="35"/>.sudo_as_admin_successful <text:s text:c="2"/>.profile <text:s text:c="6"/>sumofdigits.sh <text:s text:c="2"/>.bashrc</text:p>
      <text:p text:style-name="P1"><text:s/>calculator.sh <text:s text:c="2"/>a.out <text:s text:c="4"/>Public <text:s text:c="10"/>Documents <text:s text:c="2"/>.gnupg <text:s text:c="5"/>google-chrome-stable_current_amd64.deb <text:s text:c="2"/>Videos <text:s text:c="20"/>'=0' <text:s text:c="11"/>Desktop</text:p>
      <text:p text:style-name="P1"><text:s/>.ssh <text:s text:c="11"/>.config <text:s text:c="2"/>santiago <text:s text:c="8"/>.. <text:s text:c="9"/>snap <text:s text:c="7"/>.local <text:s text:c="34"/>Pictures <text:s text:c="19"/>. <text:s text:c="13"/>oddoreven.sh</text:p>
      <text:p text:style-name="P1">student@dl-26:~$ ls -h</text:p>
      <text:p text:style-name="P1">'=0' <text:s text:c="2"/>a.out <text:s text:c="10"/>Desktop <text:s text:c="4"/>Downloads <text:s text:c="5"/>google-chrome-stable_current_amd64.deb <text:s text:c="2"/>mysql-apt-config_0.8.30-1_all.deb <text:s text:c="2"/>oddoreven.sh <text:s text:c="3"/>Pictures <text:s text:c="2"/>santiago <text:s text:c="2"/>sumofdigit.sh <text:s text:c="3"/>Templates</text:p>
      <text:p text:style-name="P1"><text:s/>0 <text:s text:c="4"/>calculator.sh <text:s text:c="2"/>Documents <text:s text:c="2"/>factorial.sh <text:s text:c="2"/>Music <text:s text:c="35"/>num.txt <text:s text:c="28"/>palindrome.sh <text:s text:c="2"/>Public <text:s text:c="4"/>snap <text:s text:c="6"/>sumofdigits.sh <text:s text:c="2"/>Videos</text:p>
      <text:p text:style-name="P1">student@dl-26:~$ ls [a-m]*</text:p>
      <text:p text:style-name="P1">a.out <text:s/>calculator.sh <text:s/>factorial.sh <text:s/>google-chrome-stable_current_amd64.deb <text:s/>mysql-apt-config_0.8.30-1_all.deb</text:p>
      <text:p text:style-name="P1">student@dl-26:~$ [a]*</text:p>
      <text:p text:style-name="P1">a.out: command not found</text:p>
      <text:p text:style-name="P1">student@dl-26:~$ ls [a]*</text:p>
      <text:p text:style-name="P1">a.out</text:p>
      <text:p text:style-name="P1">student@dl-26:~$ lp factorial.sh</text:p>
      <text:p text:style-name="P1"><text:soft-page-break/>lp: Error - No default destination.</text:p>
      <text:p text:style-name="P1">student@dl-26:~$ man</text:p>
      <text:p text:style-name="P1">What manual page do you want?</text:p>
      <text:p text:style-name="P1">For example, try 'man man'.</text:p>
      <text:p text:style-name="P1">student@dl-26:~$ man man</text:p>
      <text:p text:style-name="P1">student@dl-26:~$ man cat</text:p>
      <text:p text:style-name="P1">student@dl-26:~$ whoami</text:p>
      <text:p text:style-name="P1">student</text:p>
      <text:p text:style-name="P1">student@dl-26:~$ uptime</text:p>
      <text:p text:style-name="P1"><text:s/>11:18:22 up <text:s/>1:28, <text:s/>1 user, <text:s/>load average: 0.06, 0.22, 0.15</text:p>
      <text:p text:style-name="P1">student@dl-26:~$ uname -a</text:p>
      <text:p text:style-name="P1">Linux dl-26 6.8.0-49-generic #49~22.04.1-Ubuntu SMP PREEMPT_DYNAMIC Wed Nov <text:s/>6 17:42:15 UTC 2 x86_64 x86_64 x86_64 GNU/Linux</text:p>
      <text:p text:style-name="P1">student@dl-26:~$ bc</text:p>
      <text:p text:style-name="P1">bc 1.07.1</text:p>
      <text:p text:style-name="P1">Copyright 1991-1994, 1997, 1998, 2000, 2004, 2006, 2008, 2012-2017 Free Software Foundation, Inc.</text:p>
      <text:p text:style-name="P1">This is free software with ABSOLUTELY NO WARRANTY.</text:p>
      <text:p text:style-name="P1">For details type `warranty'. </text:p>
      <text:p text:style-name="P1">quit</text:p>
      <text:p text:style-name="P1">student@dl-26:~$ grep echo factorial.sh</text:p>
      <text:p text:style-name="P1">echo "Enter the num :"</text:p>
      <text:p text:style-name="P1">echo "Factorial is $fact"</text:p>
      <text:p text:style-name="P1">student@dl-26:~$ rm num.txt</text:p>
      <text:p text:style-name="P1">student@dl-26:~$ touch input.txt</text:p>
      <text:p text:style-name="P1">student@dl-26:~$ cp factorial.sh input.txt</text:p>
      <text:p text:style-name="P1">student@dl-26:~$ mv input.txt output.txt</text:p>
      <text:p text:style-name="P1">student@dl-26:~$ head factorial.sh</text:p>
      <text:p text:style-name="P1">echo "Enter the num :"</text:p>
      <text:p text:style-name="P1">read n</text:p>
      <text:p text:style-name="P1">fact=1</text:p>
      <text:p text:style-name="P1">for (( i=1;i&lt;=$n;i++ ))</text:p>
      <text:p text:style-name="P1">do</text:p>
      <text:p text:style-name="P1">fact=$(( $fact * $i ))</text:p>
      <text:p text:style-name="P1">done</text:p>
      <text:p text:style-name="P1">echo "Factorial is $fact"</text:p>
      <text:p text:style-name="P1">student@dl-26:~$ tail factorial.sh</text:p>
      <text:p text:style-name="P1">echo "Enter the num :"</text:p>
      <text:p text:style-name="P1">read n</text:p>
      <text:p text:style-name="P1">fact=1</text:p>
      <text:p text:style-name="P1">for (( i=1;i&lt;=$n;i++ ))</text:p>
      <text:p text:style-name="P1">do</text:p>
      <text:p text:style-name="P1">fact=$(( $fact * $i ))</text:p>
      <text:p text:style-name="P1">done</text:p>
      <text:p text:style-name="P1">echo "Factorial is $fact"</text:p>
      <text:p text:style-name="P1">student@dl-26:~$ chmod +x factorial.sh</text:p>
      <text:p text:style-name="P1">student@dl-26:~$ ./factorial.sh</text:p>
      <text:p text:style-name="P1">Enter the num :</text:p>
      <text:p text:style-name="P1">12</text:p>
      <text:p text:style-name="P1">Factorial is 479001600</text:p>
      <text:p text:style-name="P1">student@dl-26:~$ wc -l factorial.sh</text:p>
      <text:p text:style-name="P1">8 factorial.sh</text:p>
      <text:p text:style-name="P1"><text:soft-page-break/>student@dl-26:~$ wc -w factorial.sh</text:p>
      <text:p text:style-name="P1">23 factorial.sh</text:p>
      <text:p text:style-name="P1">student@dl-26:~$ wc -c factorial.sh</text:p>
      <text:p text:style-name="P1">118 factorial.sh</text:p>
      <text:p text:style-name="P1">student@dl-26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21:32.142399009</meta:creation-date>
    <dc:date>2025-01-09T12:01:06.859194267</dc:date>
    <meta:editing-duration>PT39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40" meta:word-count="726" meta:character-count="6830" meta:non-whitespace-character-count="4925"/>
  </office:meta>
</office:document-meta>
</file>